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2_20_Dots_20_3_20_Dashes" svg:stroke-color="#aea79f" draw:fill="solid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 fo:padding-bottom="0.762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objectwithoutfill">
      <style:graphic-properties draw:stroke="dash" draw:stroke-dash="Ultrafine_20_Dashed" svg:stroke-color="#b2b2b2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svg:stroke-color="#2c001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2.159cm" svg:x="9.636cm" svg:y="7.223cm">
          <text:p text:style-name="P1"><text:span text:style-name="T1">MPU60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667cm" svg:height="2.159cm" svg:x="4.556cm" svg:y="7.223cm">
          <text:p text:style-name="P1"><text:span text:style-name="T1">HMC588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667cm" svg:height="2.159cm" svg:x="14.462cm" svg:y="7.223cm">
          <text:p text:style-name="P1"><text:span text:style-name="T1">STM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223cm" svg:y1="8.302cm" svg:x2="9.636cm" svg:y2="8.302cm" draw:start-shape="id1" draw:start-glue-point="1" draw:end-shape="id2" draw:end-glue-point="3" svg:d="M7223 8302h2413" svg:viewBox="0 0 2414 1">
          <text:p text:style-name="P1"><text:span text:style-name="T2">I2C</text:span></text:p>
        </draw:connector>
        <draw:connector draw:style-name="gr3" draw:text-style-name="P3" draw:layer="layout" draw:type="line" svg:x1="12.303cm" svg:y1="8.302cm" svg:x2="14.462cm" svg:y2="8.302cm" draw:start-shape="id2" draw:start-glue-point="1" draw:end-shape="id3" draw:end-glue-point="3" svg:d="M12303 8302h2159" svg:viewBox="0 0 2160 1">
          <text:p text:style-name="P1"><text:span text:style-name="T2">I2C</text:span></text:p>
        </draw:connector>
        <draw:frame draw:style-name="gr4" draw:text-style-name="P4" draw:layer="layout" svg:width="2.571cm" svg:height="0.885cm" svg:x="4.633cm" svg:y="9.632cm">
          <draw:text-box>
            <text:p><text:span text:style-name="T2">3</text:span><text:span text:style-name="T2">轴磁力计</text:span></text:p>
          </draw:text-box>
        </draw:frame>
        <draw:frame draw:style-name="gr4" draw:text-style-name="P4" draw:layer="layout" svg:width="3.437cm" svg:height="1.178cm" svg:x="9.501cm" svg:y="9.64cm">
          <draw:text-box>
            <text:p><text:span text:style-name="T2">3</text:span><text:span text:style-name="T2">轴陀螺仪</text:span><text:span text:style-name="T2">3</text:span><text:span text:style-name="T2">轴加速度计</text:span></text:p>
          </draw:text-box>
        </draw:frame>
        <draw:frame draw:style-name="gr4" draw:text-style-name="P4" draw:layer="layout" svg:width="2.675cm" svg:height="0.885cm" svg:x="14.581cm" svg:y="9.64cm">
          <draw:text-box>
            <text:p><text:span text:style-name="T2">主控</text:span><text:span text:style-name="T2">MCU</text:span></text:p>
          </draw:text-box>
        </draw:frame>
        <draw:connector draw:style-name="gr5" draw:text-style-name="P1" draw:layer="layout" draw:type="lines" svg:x1="7.695cm" svg:y1="6.095cm" svg:x2="8.343cm" svg:y2="7.564cm" draw:start-shape="id4" draw:start-glue-point="2" svg:d="M7695 6095v500l648 969" svg:viewBox="0 0 649 1470">
          <text:p/>
        </draw:connector>
        <draw:connector draw:style-name="gr5" draw:text-style-name="P1" draw:layer="layout" draw:type="lines" svg:x1="11.837cm" svg:y1="6.068cm" svg:x2="13.23cm" svg:y2="7.533cm" draw:start-shape="id5" draw:start-glue-point="2" svg:d="M11837 6068v500l1393 965" svg:viewBox="0 0 1394 1466">
          <text:p/>
        </draw:connector>
        <draw:frame draw:style-name="gr4" draw:text-style-name="P4" xml:id="id4" draw:id="id4" draw:layer="layout" svg:width="3.402cm" svg:height="0.885cm" svg:x="5.994cm" svg:y="5.21cm">
          <draw:text-box>
            <text:p><text:span text:style-name="T2">3</text:span><text:span text:style-name="T2">轴磁力计数据</text:span></text:p>
          </draw:text-box>
        </draw:frame>
        <draw:frame draw:style-name="gr4" draw:text-style-name="P4" xml:id="id5" draw:id="id5" draw:layer="layout" svg:width="2.624cm" svg:height="0.885cm" svg:x="10.525cm" svg:y="5.183cm">
          <draw:text-box>
            <text:p><text:span text:style-name="T2">10</text:span><text:span text:style-name="T2">轴数据</text:span></text:p>
          </draw:text-box>
        </draw:frame>
        <draw:custom-shape draw:style-name="gr6" draw:text-style-name="P1" draw:layer="layout" svg:width="0.243cm" svg:height="2.567cm" svg:x="12.949cm" svg:y="4.1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draw:layer="layout" svg:width="3.048cm" svg:height="0.729cm" svg:x="13.049cm" svg:y="4.052cm">
          <draw:text-box>
            <text:p><text:span text:style-name="T2">3</text:span><text:span text:style-name="T2">轴陀螺仪</text:span></text:p>
          </draw:text-box>
        </draw:frame>
        <draw:frame draw:style-name="gr7" draw:text-style-name="P4" draw:layer="layout" svg:width="3.048cm" svg:height="0.729cm" svg:x="13.149cm" svg:y="4.756cm">
          <draw:text-box>
            <text:p><text:span text:style-name="T2">3</text:span><text:span text:style-name="T2">轴加速度</text:span></text:p>
          </draw:text-box>
        </draw:frame>
        <draw:frame draw:style-name="gr7" draw:text-style-name="P4" draw:layer="layout" svg:width="3.048cm" svg:height="0.729cm" svg:x="13.149cm" svg:y="5.418cm">
          <draw:text-box>
            <text:p><text:span text:style-name="T2">3</text:span><text:span text:style-name="T2">轴磁力计</text:span></text:p>
          </draw:text-box>
        </draw:frame>
        <draw:custom-shape draw:style-name="gr1" draw:text-style-name="P2" xml:id="id6" draw:id="id6" draw:layer="layout" svg:width="2.667cm" svg:height="2.159cm" svg:x="4.683cm" svg:y="11.033cm">
          <text:p text:style-name="P1"><text:span text:style-name="T1">MS561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71cm" svg:height="0.885cm" svg:x="4.683cm" svg:y="13.6cm">
          <draw:text-box>
            <text:p><text:span text:style-name="T2">气压计</text:span></text:p>
          </draw:text-box>
        </draw:frame>
        <draw:connector draw:style-name="gr8" draw:text-style-name="P1" draw:layer="layout" svg:x1="7.35cm" svg:y1="12.112cm" svg:x2="9.636cm" svg:y2="8.302cm" draw:start-shape="id6" draw:start-glue-point="1" draw:end-shape="id2" draw:end-glue-point="3" svg:d="M7350 12112h1142v-3810h1144" svg:viewBox="0 0 2287 3811">
          <text:p/>
        </draw:connector>
        <draw:frame draw:style-name="gr7" draw:text-style-name="P4" draw:layer="layout" svg:width="3.048cm" svg:height="0.7cm" svg:x="13.165cm" svg:y="6.113cm">
          <draw:text-box>
            <text:p><text:span text:style-name="T2">气压计</text:span></text:p>
          </draw:text-box>
        </draw:frame>
        <draw:frame draw:style-name="gr4" draw:text-style-name="P4" xml:id="id7" draw:id="id7" draw:layer="layout" svg:width="3.402cm" svg:height="0.885cm" svg:x="9.155cm" svg:y="12.176cm">
          <draw:text-box>
            <text:p><text:span text:style-name="T2">气压计数据</text:span></text:p>
          </draw:text-box>
        </draw:frame>
        <draw:connector draw:style-name="gr5" draw:text-style-name="P1" draw:layer="layout" draw:type="lines" svg:x1="10.856cm" svg:y1="12.176cm" svg:x2="8.619cm" svg:y2="10.864cm" draw:start-shape="id7" draw:start-glue-point="0" svg:d="M10856 12176v-500l-2237-812" svg:viewBox="0 0 2238 1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6:06:21.777629524</meta:creation-date>
    <dc:date>2015-12-06T21:08:08.741354397</dc:date>
    <meta:editing-duration>PT22M7S</meta:editing-duration>
    <meta:editing-cycles>11</meta:editing-cycles>
    <meta:generator>LibreOffice/4.2.3.3$Linux_X86_64 LibreOffice_project/420m0$Build-3</meta:generator>
    <meta:document-statistic meta:object-count="22"/>
  </office:meta>
</office:document-meta>
</file>